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275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style:font-size-asian="14pt"/>
    </style:style>
    <style:style style:name="T3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os Personales:</text:p>
      <text:p text:style-name="P1">Josefa Pérez Villagrán</text:p>
      <text:p text:style-name="P1"/>
      <text:p text:style-name="P1">Formación Académica Requerida</text:p>
      <text:p text:style-name="P2">Diplomada Universitaria en Enfermería por la Universidad de Málaga:</text:p>
      <text:p text:style-name="P2">Escuela de Enfermería de Ronda.</text:p>
      <text:p text:style-name="P2">Junio 1997.</text:p>
      <text:p text:style-name="P1"/>
      <text:p text:style-name="P1">Formación Académica Adicional:</text:p>
      <text:p text:style-name="P2">Técnico Especialista en Laboratorio:</text:p>
      <text:p text:style-name="P2">Junio 1994.</text:p>
      <text:p text:style-name="P2">Técnico Auxiliar de Enfermería:</text:p>
      <text:p text:style-name="P2">Junio 2001.</text:p>
      <text:p text:style-name="P1"/>
      <text:p text:style-name="P1">Experiencia Profesional:</text:p>
      <text:p text:style-name="P1"/>
      <text:p text:style-name="P5">Adscrita al Servicio Andaluz de Salud como personal ESTATUTARIO desde Septiembre 2010.</text:p>
      <text:p text:style-name="P5"/>
      <text:p text:style-name="P5">En el Hospital Serranía:</text:p>
      <text:p text:style-name="P5"/>
      <text:p text:style-name="P5">Funciones como Enfermera Supervisora de Guardia desde Octubre 2011 hasta la actualidad.</text:p>
      <text:p text:style-name="P5">Funciones como Enfermera Supervisora de la Unidad de Gestión Clínica de Medicina Interna.</text:p>
      <text:p text:style-name="P5"><text:tab/>Marzo 2011 – Septiembre 2011</text:p>
      <text:p text:style-name="P5">Previamente como Enfermera Asistencial:</text:p>
      <text:p text:style-name="P5"><text:tab/>Unidad de Cuidados Críticos y Urgencias.</text:p>
      <text:p text:style-name="P5"><text:tab/>Unidad de Bloque Quirúrgicos.</text:p>
      <text:p text:style-name="P5"><text:tab/>Unidades de Hospitalización:</text:p>
      <text:p text:style-name="P5"><text:tab/><text:tab/>Medicina Interna</text:p>
      <text:p text:style-name="P5"><text:tab/><text:tab/>Cirugía</text:p>
      <text:p text:style-name="P5"><text:tab/><text:tab/>Traumatología.</text:p>
      <text:p text:style-name="P5"><text:tab/>Consultas Externas.</text:p>
      <text:p text:style-name="P5"><text:tab/>Maternidad.</text:p>
      <text:p text:style-name="P5"/>
      <text:p text:style-name="P5">Funciones como Enfermera Docente:</text:p>
      <text:p text:style-name="P5"><text:tab/>Tutorizando a los alumnos del Grado de Enfermería.</text:p>
      <text:p text:style-name="P5"/>
      <text:p text:style-name="P5">Funciones de Auxiliar de Enfermería:</text:p>
      <text:p text:style-name="P5"><text:tab/>Unidad de Medicina Interna.</text:p>
      <text:p text:style-name="P5"><text:tab/>Unidad de Cuidados Críticos y Urgencias.</text:p>
      <text:p text:style-name="P5"/>
      <text:p text:style-name="P5">En el Área Serranía de Ronda:</text:p>
      <text:p text:style-name="P5">Funciones de Enfermera Asistencial:</text:p>
      <text:p text:style-name="P5"><text:tab/>Centro Ronda Norte</text:p>
      <text:p text:style-name="P5">Como Auxiliar de Enfermería:</text:p>
      <text:p text:style-name="P5"><text:tab/>Centro Ronda Norte.</text:p>
      <text:p text:style-name="P5"><text:tab/>Centro Ronda Sur (consulta de odontología).</text:p>
      <text:p text:style-name="P5">Como Técnico de Laboratorio:</text:p>
      <text:p text:style-name="P5"><text:tab/>Laboratorio de Salud Pública, Centro Ronda Sur.</text:p>
      <text:p text:style-name="P5"/>
      <text:p text:style-name="P5">En Hospital Regional Carlos de Haya:</text:p>
      <text:p text:style-name="P5"><text:soft-page-break/>Como Enfermera Asistencial:</text:p>
      <text:p text:style-name="P5"><text:tab/>Unidad de Neurocirugía.</text:p>
      <text:p text:style-name="P5"><text:tab/>Hospital Materno Infantil</text:p>
      <text:p text:style-name="P5"><text:tab/><text:tab/>Ala Maternal.</text:p>
      <text:p text:style-name="P5"/>
      <text:p text:style-name="P5">En la Zona Campo de Gibraltar:</text:p>
      <text:p text:style-name="P5">Como Enfermera Asistencial:</text:p>
      <text:p text:style-name="P5"><text:tab/>Hospital Punta Europa (Algeciras)</text:p>
      <text:p text:style-name="P5"><text:tab/><text:tab/>Unidad de Urgencias.</text:p>
      <text:p text:style-name="P5"><text:tab/><text:tab/>Unidad Cuidados Intensivos.</text:p>
      <text:p text:style-name="P5"><text:tab/><text:tab/>Unidad de Medicina Interna.</text:p>
      <text:p text:style-name="P5"><text:tab/>Hospital La Línea (La Línea)</text:p>
      <text:p text:style-name="P5"><text:tab/><text:tab/>Unidad de Neonatología</text:p>
      <text:p text:style-name="P5"><text:tab/><text:tab/>Unidad de Urgencias.</text:p>
      <text:p text:style-name="P5"><text:tab/></text:p>
      <text:p text:style-name="P1"/>
      <text:p text:style-name="P1">Formación en Idiomas:</text:p>
      <text:p text:style-name="P2"/>
      <text:p text:style-name="P2">Francés: Nivel B1:</text:p>
      <text:p text:style-name="P2">Escuela de Idiomas.</text:p>
      <text:p text:style-name="P2">Junio 2012</text:p>
      <text:p text:style-name="P2">Cursando <text:s/>nivel B2</text:p>
      <text:p text:style-name="P2"/>
      <text:p text:style-name="P2">Inglés: Nivel A2</text:p>
      <text:p text:style-name="P2">Centro Universitario de Idiomas a Distancia (CUID), UNED,</text:p>
      <text:p text:style-name="P2">Junio 2012.</text:p>
      <text:p text:style-name="P2">Cursando nivel B1.</text:p>
      <text:p text:style-name="P1"/>
      <text:p text:style-name="P1">Comunicaciones en congresos:</text:p>
      <text:p text:style-name="P2">Identificación inequívoca del paciente en el Área de Gestión Sanitaria Serranía.</text:p>
      <text:p text:style-name="P2">Comunicación oral.</text:p>
      <text:p text:style-name="P2">Noviembre 2011</text:p>
      <text:p text:style-name="P1"/>
      <text:p text:style-name="P1">Formación continuada:</text:p>
      <text:p text:style-name="P4"/>
      <text:p text:style-name="P4">Curso de Experto:</text:p>
      <text:p text:style-name="P2">Enfermera experta en indicación, uso y autorización de medicamentos y productos sanitarios en cuidados generales de enfermería y en T.I.C.</text:p>
      <text:p text:style-name="P2">Fecha de realización: Junio 2011</text:p>
      <text:p text:style-name="P2">Horas lectivas: 300 h.</text:p>
      <text:p text:style-name="P4"/>
      <text:p text:style-name="P4">Cursos relacionados con la Gestión:</text:p>
      <text:p text:style-name="P2">Administración y gestión de Servicios de Enfermería:</text:p>
      <text:p text:style-name="P2">Fecha de realización: Febrero 2013<text:tab/></text:p>
      <text:p text:style-name="P2">Horas lectivas: 110 h.</text:p>
      <text:p text:style-name="P2">Gestión Sanitaria para Enfermería:</text:p>
      <text:p text:style-name="P2">Fecha de realización: Febrero 2013</text:p>
      <text:p text:style-name="P2">Horas lectivas: 100 h.</text:p>
      <text:p text:style-name="P2">Gestión de los Servicios de Enfermería:</text:p>
      <text:p text:style-name="P2">Fecha de realización: Febrero 2012</text:p>
      <text:p text:style-name="P2"><text:soft-page-break/>Horas lectivas: 30 h.</text:p>
      <text:p text:style-name="P2">Gestión Enfermera de la Calidad:</text:p>
      <text:p text:style-name="P2">Fecha de realización: Febrero 2012</text:p>
      <text:p text:style-name="P2">Horas lectivas: 30 h.</text:p>
      <text:p text:style-name="P2">Planificación y Gestión de los Cuidados de Enfermería:</text:p>
      <text:p text:style-name="P2">Fecha de realización: Junio 2007</text:p>
      <text:p text:style-name="P2">Horas lectivas: 40 h.</text:p>
      <text:p text:style-name="P2">Metodología de Trabajo en Unidades de Enfermería:</text:p>
      <text:p text:style-name="P2">Fecha de realización: Noviembre 2002</text:p>
      <text:p text:style-name="P2">Horas lectivas: 40 h.</text:p>
      <text:p text:style-name="P2">Bioestadística para Enfermería:</text:p>
      <text:p text:style-name="P2">Fecha de realización: Febrero 2012</text:p>
      <text:p text:style-name="P2">Horas lectivas: 150 h.</text:p>
      <text:p text:style-name="P4"/>
      <text:p text:style-name="P4">Cursos relacionados con la Seguridad del Paciente y Calidad:</text:p>
      <text:p text:style-name="P2">Itinerario Formativo en Seguridad del Paciente:</text:p>
      <text:p text:style-name="P2">Como cargo intermedio.</text:p>
      <text:p text:style-name="P2">Fecha de realización: Mayo 2012</text:p>
      <text:p text:style-name="P2">Horas lectivas: 123h.</text:p>
      <text:p text:style-name="P2">Seguridad del paciente, Recursos más seguros en Perfusión:</text:p>
      <text:p text:style-name="P2">Fecha de realización: Julio 2010</text:p>
      <text:p text:style-name="P2">Horas lectivas/créditos: 3'9 cr.</text:p>
      <text:p text:style-name="P2">Taller de Seguridad del Paciente y Práctica Seguridad:</text:p>
      <text:p text:style-name="P2">Fecha de realización: Mayo 2010</text:p>
      <text:p text:style-name="P2">Horas lectivas: 2 h.</text:p>
      <text:p text:style-name="P2">Seguridad Transfusional:</text:p>
      <text:p text:style-name="Standard">Fecha de realización: Mayo 2010</text:p>
      <text:p text:style-name="P2">Horas lectivas: 1 h.</text:p>
      <text:p text:style-name="P2">I Jornadas de Calidad en la Fase Preanalítica:</text:p>
      <text:p text:style-name="Standard">Fecha de realización: Junio 2005</text:p>
      <text:p text:style-name="P2">Horas lectivas: 5 h.</text:p>
      <text:p text:style-name="P2">Calidad en el Sistema Sanitario Público:</text:p>
      <text:p text:style-name="P2">Fecha de realización: Marzo 2000</text:p>
      <text:p text:style-name="P2">Horas lectivas: 240 h.</text:p>
      <text:p text:style-name="P2">Retos y Perspectivas de la Desinfección Hospitalaria:</text:p>
      <text:p text:style-name="P2">Fecha de realización: Julio 1997</text:p>
      <text:p text:style-name="P2">Horas lectivas: 35 h.</text:p>
      <text:p text:style-name="P4"/>
      <text:p text:style-name="P4">Cursos relacionados con Legislación Sanitaria y otros:</text:p>
      <text:p text:style-name="P2">Estatuto Marco del Personal Sanitario:</text:p>
      <text:p text:style-name="P2">Fecha de realización: Marzo 2011</text:p>
      <text:p text:style-name="P2">Horas lectivas: 150 h.</text:p>
      <text:p text:style-name="P2">Taller Formativo para Acreditación Profesional:</text:p>
      <text:p text:style-name="P2">Fecha de realización: Abril 2010</text:p>
      <text:p text:style-name="P2">Horas lectivas: 5 h.</text:p>
      <text:p text:style-name="P2">Cuidados de Enfermería y Derechos y Deberes del Paciente:</text:p>
      <text:p text:style-name="P2">Fecha de realización: Julio 2006</text:p>
      <text:p text:style-name="P2">Horas lectivas: 20 h.</text:p>
      <text:p text:style-name="P2">Responsabilidad Legal y Deontológica de los Profesionales de Enfermería:</text:p>
      <text:p text:style-name="P2">Fecha de realización: Marzo 2006</text:p>
      <text:p text:style-name="P2">Horas lectivas: 80 h.</text:p>
      <text:p text:style-name="P2">Ley de Salud de Andalucía, actuaciones sanitarias:</text:p>
      <text:p text:style-name="P2"><text:soft-page-break/>Fecha de realización: Marzo 2000</text:p>
      <text:p text:style-name="P2">Horas lectivas: 240 h.</text:p>
      <text:p text:style-name="P2">Legislación Social Básica:</text:p>
      <text:p text:style-name="P2">Fecha de realización: Abril 1999</text:p>
      <text:p text:style-name="P2">Horas lectivas: 240 h.</text:p>
      <text:p text:style-name="P5">Salud Laboral en la Comunidad Autónoma Andaluza:</text:p>
      <text:p text:style-name="P2">Fecha de realización: Abril 1999</text:p>
      <text:p text:style-name="P5">Horas lectivas: 300 h.</text:p>
      <text:p text:style-name="P2">Aplicaciones Informáticas de Oficina:</text:p>
      <text:p text:style-name="P2">Fecha de realización: Agosto 1998</text:p>
      <text:p text:style-name="P5">Horas lectivas: 350 h.</text:p>
      <text:p text:style-name="P4"/>
      <text:p text:style-name="P4">Cursos relacionados con Riesgos Laborales:</text:p>
      <text:p text:style-name="P2">Curso específico en Prevención de Riesgos Laborales para Mandos Intermedios:</text:p>
      <text:p text:style-name="P2">Fecha de realización: Marzo 2013</text:p>
      <text:p text:style-name="P2">Horas lectivas: 2 h.</text:p>
      <text:p text:style-name="P2">Curso Básico de Prevención de Riesgos Laborales:</text:p>
      <text:p text:style-name="P2">Fecha de realización: Enero 2008</text:p>
      <text:p text:style-name="P2">Horas lectivas: 1 h.</text:p>
      <text:p text:style-name="P2">Prevención frente al Manejo de Citostáticos:</text:p>
      <text:p text:style-name="P2">Fecha de realización:</text:p>
      <text:p text:style-name="P2">Horas lectivas:</text:p>
      <text:p text:style-name="P2">Actuaciones a seguir en caso de emergencia. Plan de Autoprotección:</text:p>
      <text:p text:style-name="P2">Fecha de realización:</text:p>
      <text:p text:style-name="P2">Horas lectivas:</text:p>
      <text:p text:style-name="P2">Técnicas de Afrontamiento del Estrés Laboral y Burnaut:</text:p>
      <text:p text:style-name="P2">Fecha de realización: Marzo 2012</text:p>
      <text:p text:style-name="P2">Horas lectivas: 2 h.</text:p>
      <text:p text:style-name="P2">Pantallas de Visualización de Datos (PVD):</text:p>
      <text:p text:style-name="P2">Fecha de realización: Agosto 2010</text:p>
      <text:p text:style-name="P2">Horas lectivas: 2 h.</text:p>
      <text:p text:style-name="P2">Manipulación manual de cargas:</text:p>
      <text:p text:style-name="P2">Fecha de realización: Agosto 2010</text:p>
      <text:p text:style-name="P2">Horas lectivas: 2 h.</text:p>
      <text:p text:style-name="P2">Control de Situaciones Conflictivas:</text:p>
      <text:p text:style-name="P2">Fecha de realización: Abril 2010</text:p>
      <text:p text:style-name="P2">Horas lectivas: 2 h.</text:p>
      <text:p text:style-name="P2">Seguridad Vial:</text:p>
      <text:p text:style-name="P2">Fecha de realización: Agosto 2010</text:p>
      <text:p text:style-name="P2">Horas lectivas: 2 h.</text:p>
      <text:p text:style-name="P2">Seguridad en el manejo de Productos Químicos:</text:p>
      <text:p text:style-name="P2">Fecha de realización: Agosto 2010</text:p>
      <text:p text:style-name="P2">Horas lectivas: 2 h.</text:p>
      <text:p text:style-name="P2">Seguridad en el Uso De Maquinaria:</text:p>
      <text:p text:style-name="P2">Fecha de realización: Agosto 2010</text:p>
      <text:p text:style-name="P2">Horas lectivas: 2 h.</text:p>
      <text:p text:style-name="P2">Seguridad en la Oficina:</text:p>
      <text:p text:style-name="P2">Fecha de realización: Agosto 2010</text:p>
      <text:p text:style-name="P2">Horas lectivas: 2 h.</text:p>
      <text:p text:style-name="P2">Actualización y Formación continua en Prevención de Riesgo Biológico:</text:p>
      <text:p text:style-name="P2">Fecha de realización: Octubre 2010</text:p>
      <text:p text:style-name="P2">Horas lectivas: 100 h.</text:p>
      <text:p text:style-name="P2"><text:soft-page-break/>Accidentes con Riesgo Biológico para Trabajadores del SAS:</text:p>
      <text:p text:style-name="P2">Fecha de realización: Marzo 2009</text:p>
      <text:p text:style-name="P2">Horas lectivas: 2 h.</text:p>
      <text:p text:style-name="P2">Riesgos Biológicos para Trabajadores del SAS:</text:p>
      <text:p text:style-name="P2">Fecha de realización: Octubre 2009</text:p>
      <text:p text:style-name="P2">Horas lectivas: 2 h.</text:p>
      <text:p text:style-name="P2">Movilización de Pacientes:</text:p>
      <text:p text:style-name="P2">Fecha de realización: Octubre 2009</text:p>
      <text:p text:style-name="P2">Horas lectivas: 2 h.</text:p>
      <text:p text:style-name="P4"/>
      <text:p text:style-name="P4">Cursos relacionados con Médico – Quirúrgicas y Especialidades:</text:p>
      <text:p text:style-name="P2">Cuidados Enfermeros en el Paciente Quirúrgico. Derechos y deberes del Paciente:</text:p>
      <text:p text:style-name="P2">Fecha de realización: Enero 2013</text:p>
      <text:p text:style-name="P2">Horas lectivas: 30 h.</text:p>
      <text:p text:style-name="P2">Atención al Paciente con Alteraciones Respiratorias, Cardiovasculares y Neurológicas:</text:p>
      <text:p text:style-name="P2">Fecha de realización: Diciembre 2012</text:p>
      <text:p text:style-name="P2">Horas lectivas: 80 h.</text:p>
      <text:p text:style-name="P2">Atención enfermera Avanzada al paciente con problemas Vasculares:</text:p>
      <text:p text:style-name="P2">Fecha de realización: Diciembre 2012</text:p>
      <text:p text:style-name="P2">Horas lectivas: 30 h.</text:p>
      <text:p text:style-name="P2">Atención enfermera en el paciente con Alteraciones Respiratorias:</text:p>
      <text:p text:style-name="P2">Fecha de realización: Diciembre 2012</text:p>
      <text:p text:style-name="P2">Horas lectivas: 30 h.</text:p>
      <text:p text:style-name="P2">Cuidados enfermeros a pacientes con Alteraciones Cardíacas:</text:p>
      <text:p text:style-name="P2">Fecha de realización: Diciembre 2012</text:p>
      <text:p text:style-name="P2">Horas lectivas: 30 h.</text:p>
      <text:p text:style-name="P2">Valoración y cuidados enfermeros al paciente con Problemas Neurológicos:</text:p>
      <text:p text:style-name="P2">Fecha de realización: Diciembre 2012<text:tab/></text:p>
      <text:p text:style-name="P2">Horas lectivas: 30 h.</text:p>
      <text:p text:style-name="P2">Fundamentos de la Enfermería de Cuidados Perioperatorios:</text:p>
      <text:p text:style-name="P2">Fecha de realización: Mayo 2011</text:p>
      <text:p text:style-name="P2">Horas lectivas: 80 h.</text:p>
      <text:p text:style-name="P2">Atención Holística en el Proceso Enfermero Quirúrgico:</text:p>
      <text:p text:style-name="P2">Fecha de realización: Mayo 2011</text:p>
      <text:p text:style-name="P2">Horas lectivas: 30 h.</text:p>
      <text:p text:style-name="P2">Estructura Sanitaria y Contexto Asistencial en los Cuidados Perioperatorios:</text:p>
      <text:p text:style-name="P2">Fecha de realización: Mayo 2011</text:p>
      <text:p text:style-name="P2">Horas lectivas: 30 h.</text:p>
      <text:p text:style-name="P2">Metodología Enfermera en la Atención Perioperatoria:</text:p>
      <text:p text:style-name="P2">Fecha de realización: Mayo 2011</text:p>
      <text:p text:style-name="P2">Horas lectivas: 30 h.</text:p>
      <text:p text:style-name="P2">Marco Conceptual de la Enfermería de Cuidados Perioperatorios:</text:p>
      <text:p text:style-name="P2">Fecha de realización: Mayo 2011</text:p>
      <text:p text:style-name="P2">Horas lectivas: 30 h.</text:p>
      <text:p text:style-name="P2">Soporte Vital Avanzado:</text:p>
      <text:p text:style-name="P2">Fecha de Realización: Marzo 2011</text:p>
      <text:p text:style-name="P2">Horas lectivas: 26 h.</text:p>
      <text:p text:style-name="P2">IV Jornadas Técnicas del AGS Serranía de Málaga. III Jornadas de Heridas:</text:p>
      <text:p text:style-name="P2">Fecha de Realización: Febrero 2011</text:p>
      <text:p text:style-name="P2">Horas Lectivas: 7 h.</text:p>
      <text:p text:style-name="P2">Actualización enfermera en accesos vasculares y terapia intravenosa.</text:p>
      <text:p text:style-name="P2">Fecha de Realización: Mayo 2009</text:p>
      <text:p text:style-name="P2"><text:soft-page-break/>Horas Lectivas: 100 h.</text:p>
      <text:p text:style-name="P2">Técnicas y Procedimientos en Enfermería:</text:p>
      <text:p text:style-name="P2">Fecha de Realización: Enero 2008</text:p>
      <text:p text:style-name="P2">Horas Lectivas: 40 h.</text:p>
      <text:p text:style-name="P2">Cuidados de enfermería en los Trastornos de los Órganos de los Sentidos:</text:p>
      <text:p text:style-name="P2">Fecha de realización: Julio 2006</text:p>
      <text:p text:style-name="P2">Horas lectivas: 40 h.</text:p>
      <text:p text:style-name="P2">I Jornada Provincial de Cuidados en Úlceras por Presión:</text:p>
      <text:p text:style-name="P2">Fecha de Realización: Febrero 2006</text:p>
      <text:p text:style-name="P2">Horas Lectivas: 6 h.</text:p>
      <text:p text:style-name="P2">Valoración y Cuidados de Enfermería en Problemas Renales:</text:p>
      <text:p text:style-name="P2">Fecha de Realización: Mayo 2005</text:p>
      <text:p text:style-name="P2">Horas Lectivas: 40 h.</text:p>
      <text:p text:style-name="P2">Microbiología para enfermería: Toma de muestras, Cocos y Bacilos:</text:p>
      <text:p text:style-name="P3">Generalidades en Microbiología para Enfermería:</text:p>
      <text:p text:style-name="P3">Fecha de realización: Enero 2005</text:p>
      <text:p text:style-name="P3">Horas lectivas: 100 h.</text:p>
      <text:p text:style-name="P3">Microbiología para Enfermería: Virus, Hongos y Parasitología:</text:p>
      <text:p text:style-name="P3">Fecha de realización: Enero 2005</text:p>
      <text:p text:style-name="P3">Horas lectivas: 100 h.</text:p>
      <text:p text:style-name="P3">Cuidados oncológicos en enfermería:</text:p>
      <text:p text:style-name="P3">Fecha de realización: Junio 2004</text:p>
      <text:p text:style-name="P3">Horas lectivas: 40 h.</text:p>
      <text:p text:style-name="P3">Cuidados de Enfermería en el Enfermo Terminal:</text:p>
      <text:p text:style-name="P3">Fecha de realización: Julio 2004</text:p>
      <text:p text:style-name="P3">Horas lectivas: 40 h.</text:p>
      <text:p text:style-name="P3"/>
      <text:p text:style-name="P2">Cursos relacionados con la Gestion Medioambiental:</text:p>
      <text:p text:style-name="P2">Gestión Ambiental y Residuos sanitarios:</text:p>
      <text:p text:style-name="P2">Fecha de realización:</text:p>
      <text:p text:style-name="P2">Horas lectivas:</text:p>
      <text:p text:style-name="P2">Enfermería comunitaria y Gestión de las Aguas Residuales:</text:p>
      <text:p text:style-name="P2">Fecha de realización: Marzo 2012</text:p>
      <text:p text:style-name="P2">Horas lectivas: 30 h.</text:p>
      <text:p text:style-name="P2">El agua como recurso fundamental de la Gestión Ambiental:</text:p>
      <text:p text:style-name="P2">Fecha de realización: Septiembre 2010</text:p>
      <text:p text:style-name="P2">Horas lectivas: 30 h.</text:p>
      <text:p text:style-name="P4"/>
      <text:p text:style-name="P4">Cursos relacionados con la Formación, Comunicación e Investigación:</text:p>
      <text:p text:style-name="P2">Formación para formar. Red andaluza de Hospitales Libres de Humo:</text:p>
      <text:p text:style-name="P2">Fecha de realización: Agosto 2012</text:p>
      <text:p text:style-name="P2">Horas lectivas: 20 h.</text:p>
      <text:p text:style-name="P2">Formación de Formadores:</text:p>
      <text:p text:style-name="P2">Fecha de realización: Abril 2004</text:p>
      <text:p text:style-name="P2">Horas lectivas: 40 h.</text:p>
      <text:p text:style-name="P2">Enfermería y Educación para la Salud:</text:p>
      <text:p text:style-name="P2">Fecha de realización: Diciembre 2004</text:p>
      <text:p text:style-name="P2">Horas lectivas: 40 h.</text:p>
      <text:p text:style-name="P2">Educación para la Salud Comunitaria:</text:p>
      <text:p text:style-name="P2">Fecha de realización: Julio 2001</text:p>
      <text:p text:style-name="P2">Horas lectivas: 40 h.</text:p>
      <text:p text:style-name="P2">Habilidades de Comunicación en el Ambiente Hospitalario:</text:p>
      <text:p text:style-name="P2"><text:soft-page-break/>Fecha de realización: Febrero 1998</text:p>
      <text:p text:style-name="P2">Horas lectivas: 40 h</text:p>
      <text:p text:style-name="P2">Fase de Presentación de Resultados en un proyecto de investigación en Enfermería:</text:p>
      <text:p text:style-name="P2">Fecha de realización: Julio 2008</text:p>
      <text:p text:style-name="P2">Horas lectivas: 40 h.</text:p>
      <text:p text:style-name="P2">Fase de Análisis, Interpretación y Presentación de los resultados en un Estudio de Investicación en Enfermería:</text:p>
      <text:p text:style-name="P2">Fecha de realización: Julio 2006</text:p>
      <text:p text:style-name="P2">Horas lectivas: 40 h.</text:p>
      <text:p text:style-name="P2">Fase de Planificación en un Proyecto de Investigación en Enfermería:</text:p>
      <text:p text:style-name="P2">Fecha de realización: Abril 2005</text:p>
      <text:p text:style-name="P2">Horas lectivas: 40 h.</text:p>
      <text:p text:style-name="P2">Fase Preliminar en la Investigación de Enfermería:</text:p>
      <text:p text:style-name="P2">Fecha de realización: Junio 2004</text:p>
      <text:p text:style-name="P2">Horas lectivas: 40 h.</text:p>
      <text:p text:style-name="P4"/>
      <text:p text:style-name="P4">Cursos relacionados con Farmacología, Vacunas y Nutrición:</text:p>
      <text:p text:style-name="P2">Actualización de conocimientos para la Indicación y Dispensación de Medicamentos y Productos Sanitarios en la Terapéutica del Cuidado:</text:p>
      <text:p text:style-name="P2">Fecha de realización: Junio 2012</text:p>
      <text:p text:style-name="P2">Horas lectivas: 240 h.</text:p>
      <text:p text:style-name="P2">Tratamiento Enfermero: Planificación y Ejecución. Taxonomías NIC y NOC.</text:p>
      <text:p text:style-name="P2">Fecha de realización: Julio 2012</text:p>
      <text:p text:style-name="P2">Horas lectivas: 30 h.</text:p>
      <text:p text:style-name="P2">Diagnóstico de Enfermería. Taxonomía NANDA:</text:p>
      <text:p text:style-name="P2">Fecha de realización: Julio 2012</text:p>
      <text:p text:style-name="P2">Horas lectivas: 30 h.</text:p>
      <text:p text:style-name="P2">Valoración enfermera. Variables del Cuidado:</text:p>
      <text:p text:style-name="P2">Fecha de realización: Julio 2012</text:p>
      <text:p text:style-name="P2">Horas lectivas: 30 h</text:p>
      <text:p text:style-name="P2">Modelos Disciplinares del cuidado:</text:p>
      <text:p text:style-name="P2">Fecha de realización: Julio 2012</text:p>
      <text:p text:style-name="P2">Horas lectivas: 30 h.</text:p>
      <text:p text:style-name="P2">Bases Farmacológicas del Cuidado:</text:p>
      <text:p text:style-name="P2">Fecha de realización: Julio 2012</text:p>
      <text:p text:style-name="P2">Horas lectivas: 30 h.</text:p>
      <text:p text:style-name="P2">Bases académicas, profesionales y legales de la Terapéutica del Cuidado:</text:p>
      <text:p text:style-name="P2">Fecha de realización: Julio 2012</text:p>
      <text:p text:style-name="P2">Horas lectivas: 30 h.</text:p>
      <text:p text:style-name="P2">Aplicabilidad y uso de los Fármacos en el proceso de Cuidados:</text:p>
      <text:p text:style-name="P2">Fecha de realización: Julio 2012</text:p>
      <text:p text:style-name="P2">Horas lectivas: 30 h.</text:p>
      <text:p text:style-name="P2">Investigación en Disciplinas Socio-sanitarias:</text:p>
      <text:p text:style-name="P2">Fecha de realización: Julio 2012</text:p>
      <text:p text:style-name="P2">Horas lectivas: 30 h.</text:p>
      <text:p text:style-name="P2">Actualización Enfermera en Fármacos de uso Frecuente (2ª parte):</text:p>
      <text:p text:style-name="P2">Fecha de realización: Enero 2007</text:p>
      <text:p text:style-name="P2">Horas lectivas: 80 h.</text:p>
      <text:p text:style-name="P2">Actualización Enfermera en Fármacos de uso Frecuente:</text:p>
      <text:p text:style-name="P2">Fecha de realización: Septiembre 2005</text:p>
      <text:p text:style-name="P2">Horas lectivas: 70 h.</text:p>
      <text:p text:style-name="P2">Uso racional del medicamento:</text:p>
      <text:p text:style-name="P2"><text:soft-page-break/>Fecha de realización: Noviembre 1998</text:p>
      <text:p text:style-name="P2">Horas lectivas: 40 h.</text:p>
      <text:p text:style-name="P2">Vacunación:</text:p>
      <text:p text:style-name="P2">Fecha de realización: Junio 2009</text:p>
      <text:p text:style-name="P2">Horas lectivas: 40 h.</text:p>
      <text:p text:style-name="P2">Actualización y formación continuada en vacunas y vacunología para enfermeras:</text:p>
      <text:p text:style-name="P2">Fecha de realización: Junio 2008</text:p>
      <text:p text:style-name="P2">Horas lectivas: 100 h.</text:p>
      <text:p text:style-name="P2">Actualización en Nutrición para Enfermería:</text:p>
      <text:p text:style-name="P2">Fecha de realización: Febreo 2006</text:p>
      <text:p text:style-name="P2">Horas lectivas: 100 h.</text:p>
      <text:p text:style-name="P2">Actualización en Nutrición y Dietética para enfermeras:</text:p>
      <text:p text:style-name="P2">Fecha de realización: Octubre 2007</text:p>
      <text:p text:style-name="P2">Horas lectivas: 100 h.</text:p>
      <text:p text:style-name="P2">Bases Fisiológicas de la Nutrición:</text:p>
      <text:p text:style-name="P2">Fecha de realización: Septiembre 2006</text:p>
      <text:p text:style-name="P2">Horas lectivas: 100 h.</text:p>
      <text:p text:style-name="P2">Nutrición para Enfermería: Composición de los Alimentos:</text:p>
      <text:p text:style-name="P2">Fecha de realización: Septiembre 2006</text:p>
      <text:p text:style-name="P2">Horas lectivas: 100 h.</text:p>
      <text:p text:style-name="P2">Bromatología (I) para Enfermería:</text:p>
      <text:p text:style-name="P2">Fecha de realización: Septiembre 2006</text:p>
      <text:p text:style-name="P2">Horas lectivas: 100 h.</text:p>
      <text:p text:style-name="P2">Bromatología (II) para Enfermería:</text:p>
      <text:p text:style-name="P2">Fecha de realización: Septiembre 2006</text:p>
      <text:p text:style-name="P2">Horas lectivas: 100 h.</text:p>
      <text:p text:style-name="P2">Nutrición en situaciones fisiológicas para Enfermería:</text:p>
      <text:p text:style-name="P2">Fecha de realización: Septiembre 2006</text:p>
      <text:p text:style-name="P2">Horas lectivas: 100 h.</text:p>
      <text:p text:style-name="P2">Nutrición en situaciones patológicas para Enfermería:</text:p>
      <text:p text:style-name="P2">Fecha de realización: Septiembre 2006</text:p>
      <text:p text:style-name="P2">Horas lectivas: 100 h.</text:p>
      <text:p text:style-name="P2">Nutrición Enteral y Parenteral para Enfermería:</text:p>
      <text:p text:style-name="P2">Fecha de realización: Septiembre 2006</text:p>
      <text:p text:style-name="P2">Horas lectivas: 100 h.</text:p>
      <text:p text:style-name="P2">Nutrición en el paciente renal para Enfermería:</text:p>
      <text:p text:style-name="P2">Fecha de realización: Septiembre 2006</text:p>
      <text:p text:style-name="P2">Horas lectivas: 100 h.</text:p>
      <text:p text:style-name="P2">Cuidados de Enfermería en Nutrición Enteral y Parenteral:</text:p>
      <text:p text:style-name="P2">Fecha de realización: <text:tab/>Junio 2004</text:p>
      <text:p text:style-name="P2">Horas lectivas: 40 h.</text:p>
      <text:p text:style-name="P4"/>
      <text:p text:style-name="P4">Cursos relacionados con Urgencias y Emergencias</text:p>
      <text:p text:style-name="P2">Electrocardiografía Básica para Enfermería:</text:p>
      <text:p text:style-name="P2">Fecha de realización: Febrero 2012</text:p>
      <text:p text:style-name="P2">Horas lectivas: 110 h.</text:p>
      <text:p text:style-name="P2">Bases científicas y Proceso enfermero en Urgencias y Emergencias:</text:p>
      <text:p text:style-name="P2">Fecha de realización: Mayo 2011</text:p>
      <text:p text:style-name="P2">Horas lectivas: 30 h.</text:p>
      <text:p text:style-name="P2">Terapia con Oxigeno, Fluidos y Fármacos en Urgencias:</text:p>
      <text:p text:style-name="P2">Fecha de realización: Mayo 2011</text:p>
      <text:p text:style-name="P2">Horas lectivas: 30 h.</text:p>
      <text:p text:style-name="P2"><text:soft-page-break/>Recepción, Acogida y Clasificación en Urgencias:</text:p>
      <text:p text:style-name="P2">Fecha de realización: Mayo 2011</text:p>
      <text:p text:style-name="P2">Horas lectivas: 30 h.</text:p>
      <text:p text:style-name="P2">Fundamentos teórico-prácticos de <text:s/>la enfermería de Ungencias y Emergencias:</text:p>
      <text:p text:style-name="P2">Fecha de realización: Mayo 2011</text:p>
      <text:p text:style-name="P2">Horas lectivas: 30 h.</text:p>
      <text:p text:style-name="P2">Atención enfermera en urgencias extrahospitalarias Cardiovasculares:</text:p>
      <text:p text:style-name="P2">Fecha de realización: Septiembre 2010</text:p>
      <text:p text:style-name="P2">Horas lectivas: 30 h.</text:p>
      <text:p text:style-name="P2">Vendaje Funcional:</text:p>
      <text:p text:style-name="P2">Fecha de realización: Noviembre 2009</text:p>
      <text:p text:style-name="P2">Horas lectivas: 10 h.</text:p>
      <text:p text:style-name="P2">Reanimación Cardiopulmonar Básica y Avanzada Pediátrica:</text:p>
      <text:p text:style-name="P2">Fecha de realización: Octubre 2008</text:p>
      <text:p text:style-name="P2">Horas lectivas: 40 h.</text:p>
      <text:p text:style-name="P2">Reanimación Cardiopulmonar Básica y Avanzada en el Adulto:</text:p>
      <text:p text:style-name="P2">Fecha de realización: Julio 2007</text:p>
      <text:p text:style-name="P2">Horas lectivas: 40 h.</text:p>
      <text:p text:style-name="P2">Atención al Paciente Politraumatizado (I):</text:p>
      <text:p text:style-name="P2">Fecha de realización: Enero 2007</text:p>
      <text:p text:style-name="P2">Horas lectivas: 100 h.</text:p>
      <text:p text:style-name="P2">Atención al Paciente Politraumatizado (II):</text:p>
      <text:p text:style-name="P2">Fecha de realización: Enero 2007</text:p>
      <text:p text:style-name="P2">Horas lectivas: 100 h.</text:p>
      <text:p text:style-name="P2">Interpretación de E.K.G.:</text:p>
      <text:p text:style-name="P2">Fecha de realización: Febrero 2006</text:p>
      <text:p text:style-name="P2">Horas lectivas: 4 h.</text:p>
      <text:p text:style-name="P2">Atención Enfermera en Urgencias y Emergencias:</text:p>
      <text:p text:style-name="P2">Fecha de realización: Julio 2004</text:p>
      <text:p text:style-name="P2">Horas lectivas: 80 h.</text:p>
      <text:p text:style-name="P2">Manejo del paciente Politraumatizado en el medio Rural:</text:p>
      <text:p text:style-name="P2">Fecha de realización: Noviembre 1999</text:p>
      <text:p text:style-name="P2">Horas lectivas: 40 h.</text:p>
      <text:p text:style-name="P4"/>
      <text:p text:style-name="P4">Cursos relacionados con Geriatría y Cuidados Paliativos:</text:p>
      <text:p text:style-name="P2">Actualización de Conocimientos en Cuidados Paliativos:</text:p>
      <text:p text:style-name="P2">Fecha de realización: Enero 2013</text:p>
      <text:p text:style-name="P2">Horas lectivas: 100 h.</text:p>
      <text:p text:style-name="P2">Atención de Enfermería en los principales Síndromes Geriátricos:</text:p>
      <text:p text:style-name="P2">Fecha de realización: Noviembre 2012</text:p>
      <text:p text:style-name="P2">Horas lectivas: 30 h.</text:p>
      <text:p text:style-name="P2">Cuidados Paliativos y Enfermería:</text:p>
      <text:p text:style-name="P2">Fecha de realización: Marzo 2011</text:p>
      <text:p text:style-name="P2">Horas lectivas: 100 h.</text:p>
      <text:p text:style-name="P2">Papel de Enfermería en el Envejecimiento Fisiológico:</text:p>
      <text:p text:style-name="P2">Fecha de realización: Noviembre 2010</text:p>
      <text:p text:style-name="P2">Horas lectivas: 30 h.</text:p>
      <text:p text:style-name="P2">Enfermería Geriátrica y Gerontológica:</text:p>
      <text:p text:style-name="P2">Fecha de realización: Abril 2005</text:p>
      <text:p text:style-name="P2">Horas lectivas: 61 h.</text:p>
      <text:p text:style-name="P2"/>
      <text:p text:style-name="P4">Cursos relacionados con el Área Ginecológica y Pediátrica:</text:p>
      <text:p text:style-name="P2"><text:soft-page-break/>Atención de Enfermería en la Reproducción Asistida:</text:p>
      <text:p text:style-name="P2">Fecha de realización: <text:tab/>Febrero 2012</text:p>
      <text:p text:style-name="P2">Horas lectivas: 30 h.</text:p>
      <text:p text:style-name="P2">Atención Integral a la Mujer:</text:p>
      <text:p text:style-name="P2">Fecha de realización: <text:tab/>Mayo 2011</text:p>
      <text:p text:style-name="P2">Horas lectivas: 80 h.</text:p>
      <text:p text:style-name="P2">Enfermería y Sexualidad:</text:p>
      <text:p text:style-name="P2">Fecha de realización: <text:tab/>Mayo 2011</text:p>
      <text:p text:style-name="P2">Horas lectivas: 30 h.</text:p>
      <text:p text:style-name="P2">Cuidados enfermeros en los problemas de salud relacionados con la sexualidad:</text:p>
      <text:p text:style-name="P2">Fecha de realización: <text:tab/>Mayo 2011<text:tab/></text:p>
      <text:p text:style-name="P2">Horas lectivas: 30 h.</text:p>
      <text:p text:style-name="P2">Enfermería y Planificación Familiar:</text:p>
      <text:p text:style-name="P2">Fecha de realización: Mayo 2011 <text:tab/></text:p>
      <text:p text:style-name="P2">Horas lectivas: 30 h.</text:p>
      <text:p text:style-name="P2">Cuidados Enfermeros Específicos en la Mujer:</text:p>
      <text:p text:style-name="P2">Fecha de realización: Mayo 2011</text:p>
      <text:p text:style-name="P2">Horas lectivas: 30 h.</text:p>
      <text:p text:style-name="P2">Atención Enfermera con problemas Ginecológicos:</text:p>
      <text:p text:style-name="P2">Fecha de realización: <text:tab/>Mayo 2011</text:p>
      <text:p text:style-name="P2">Horas lectivas: 30 h.</text:p>
      <text:p text:style-name="P2">Atención enfermera en urgencias extrahospitalarias ginecológicas y obstétricas:</text:p>
      <text:p text:style-name="P2">Fecha de realización: <text:tab/>Septiembre 2010</text:p>
      <text:p text:style-name="P2">Horas lectivas: 30 h.</text:p>
      <text:p text:style-name="P2">Enfermedades de Transmisión Sexual. Epidemiología. Educación para la Salud:</text:p>
      <text:p text:style-name="P2">Fecha de realización: <text:tab/>Agosto 2010</text:p>
      <text:p text:style-name="P2">Horas lectivas: 30 h.</text:p>
      <text:p text:style-name="P2">Cuidados de la Embarazada sin Riesgo:</text:p>
      <text:p text:style-name="P2">Fecha de realización: <text:tab/>Julio 2005</text:p>
      <text:p text:style-name="P2">Horas lectivas: 95 h.</text:p>
      <text:p text:style-name="P2">Atención al parto Eutócico:</text:p>
      <text:p text:style-name="P2">Fecha de realización: <text:tab/>Julio 2005</text:p>
      <text:p text:style-name="P2">Horas lectivas: 95 h.</text:p>
      <text:p text:style-name="P2">Cuidados en el Puerperio y al neonato:</text:p>
      <text:p text:style-name="P2">Fecha de realización: <text:tab/>Julio 2005</text:p>
      <text:p text:style-name="P2">Horas lectivas: 95 h.</text:p>
      <text:p text:style-name="P2">Cuidados en el Embarazo Patológico:</text:p>
      <text:p text:style-name="P2">Fecha de realización: <text:tab/>Julio 2005</text:p>
      <text:p text:style-name="P2">Horas lectivas: 95 h.</text:p>
      <text:p text:style-name="P2">Atención al Parto Distócico:</text:p>
      <text:p text:style-name="P2">Fecha de realización: <text:tab/>Julio 2005</text:p>
      <text:p text:style-name="P2">Horas lectivas: 95 h.</text:p>
      <text:p text:style-name="P2">Enfermería Maternal:</text:p>
      <text:p text:style-name="P2">Fecha de realización: <text:tab/>Febrero 1998</text:p>
      <text:p text:style-name="P2">Horas lectivas: 210 h.</text:p>
      <text:p text:style-name="P2">Aplicación del Método madre Canguro en Enfermería:</text:p>
      <text:p text:style-name="P2">Fecha de realización: <text:tab/>Julio 2012</text:p>
      <text:p text:style-name="P2">Horas lectivas: 30 h.</text:p>
      <text:p text:style-name="P2">Actualización del Cuidado del Paciente Crónico Pediatríco:</text:p>
      <text:p text:style-name="P2">Fecha de realización: <text:tab/>Junio 2012</text:p>
      <text:p text:style-name="P2">Horas lectivas: 100 h.</text:p>
      <text:p text:style-name="P2">Cuidados de Enfermería en el paciente Pediatrico Ostomizado:</text:p>
      <text:p text:style-name="P2"><text:soft-page-break/>Fecha de realización: <text:tab/>Noviembre 2011</text:p>
      <text:p text:style-name="P2">Horas lectivas: 30 h.</text:p>
      <text:p text:style-name="P2">Fundamentos Básicos de Enfermería para la Lactancia Materna:</text:p>
      <text:p text:style-name="P2">Fecha de realización: <text:tab/>Septiembre 2010</text:p>
      <text:p text:style-name="P2">Horas lectivas: 30 h.</text:p>
      <text:p text:style-name="P2">Cuidados Enfermeros al niño en Atención Primaria:</text:p>
      <text:p text:style-name="P2">Fecha de realización: <text:tab/>Enero 2010</text:p>
      <text:p text:style-name="P2">Horas lectivas: 120 h.</text:p>
      <text:p text:style-name="P2">Enfermería en la Prevención y promocion de la salud en la Infancia:</text:p>
      <text:p text:style-name="P2">Fecha de realización: <text:tab/>Marzo 2009</text:p>
      <text:p text:style-name="P2">Horas lectivas: 40 h.</text:p>
      <text:p text:style-name="P2">Enfermería en la Reanimación cardio-pulmonar pediatrica e instrumentalizada:</text:p>
      <text:p text:style-name="P2">Fecha de realización: <text:tab/>Marzo 2009</text:p>
      <text:p text:style-name="P2">Horas lectivas: 40 h.</text:p>
      <text:p text:style-name="P2">Actuación de La Matrona en Planificación Familiar:</text:p>
      <text:p text:style-name="P2">Fecha de realización: <text:tab/>Septiembre 2009</text:p>
      <text:p text:style-name="P2">Horas lectivas: 30 h</text:p>
      <text:p text:style-name="P2">Atención de Enfermería en el crecimiento y desarrollo del niño en Atención Primaria:</text:p>
      <text:p text:style-name="P2">Fecha de realización: <text:tab/>Junio 2007</text:p>
      <text:p text:style-name="P2">Horas lectivas: 40 h.</text:p>
      <text:p text:style-name="P2">Enfermería en la Adaptación Neonatal a la Vida Extrauterina:</text:p>
      <text:p text:style-name="P2">Fecha de realización: <text:tab/>Septiembre 2005</text:p>
      <text:p text:style-name="P2">Horas lectivas: 40 h.</text:p>
      <text:p text:style-name="P4"/>
      <text:p text:style-name="P4">Cursos relacionados con Atención Primaria:</text:p>
      <text:p text:style-name="P5">Actualización en Educación Terapéutica en Diabetes:</text:p>
      <text:p text:style-name="P2">Fecha de realización: Junio 2011</text:p>
      <text:p text:style-name="P5">Horas lectivas: 100 h.</text:p>
      <text:p text:style-name="P5">Educación al Diabético en la Comunidad:</text:p>
      <text:p text:style-name="P2">Fecha de realización: Marzo 2011</text:p>
      <text:p text:style-name="P5">Horas lectivas: 150 h.</text:p>
      <text:p text:style-name="P5">Papel de Enfermería en el abordaje del Tabaquismo en Atención Primaria:</text:p>
      <text:p text:style-name="P2">Fecha de realización: Abril 2010</text:p>
      <text:p text:style-name="P5">Horas lectivas: 30 h.</text:p>
      <text:p text:style-name="P5">Actividades de Atención Directa de Enfermería en Atención Primaria:</text:p>
      <text:p text:style-name="P2">Fecha de realización: Noviembre 2007</text:p>
      <text:p text:style-name="P5">Horas lectivas: 40 h.</text:p>
      <text:p text:style-name="P5">Atención de Enfermería en Diabetes en Atención Primaria:</text:p>
      <text:p text:style-name="P2">Fecha de realización: Junio 2007<text:tab/></text:p>
      <text:p text:style-name="P5">Horas lectivas: 40 h.</text:p>
      <text:p text:style-name="P5">Atención de Enfermería en Atención Primaria:</text:p>
      <text:p text:style-name="P2">Fecha de realización: Julio 2006</text:p>
      <text:p text:style-name="P5">Horas lectivas: 20 h.</text:p>
      <text:p text:style-name="P5">Atención de Enfermería en la Hipertensión Arterial en Atención Primaria:</text:p>
      <text:p text:style-name="P2">Fecha de realización: Febrero 2006</text:p>
      <text:p text:style-name="P5">Horas lectivas: 40 h.</text:p>
      <text:p text:style-name="P5">Salud Pública y Atención Primaria. Conceptos generales. Concepto de Salud y Enfermedad:</text:p>
      <text:p text:style-name="P2">Fecha de realización: Junio 2004</text:p>
      <text:p text:style-name="P5">Horas lectivas: 40 h.</text:p>
      <text:p text:style-name="P5">La Tuberculosis: un problema de salud pública:</text:p>
      <text:p text:style-name="P2">Fecha de realización: Noviembre 2003</text:p>
      <text:p text:style-name="P5">Horas lectivas: 60 h.</text:p>
      <text:p text:style-name="P5"><text:soft-page-break/>Cuidados enfermeros <text:s/>a la persona con Diabetes Mellitus:</text:p>
      <text:p text:style-name="P2">Fecha de realización: Diciembre 2002</text:p>
      <text:p text:style-name="P5">Horas lectivas: 42 h.</text:p>
      <text:p text:style-name="P5">Cuidados de Enfermería en las Terapias Respiratorias a Domicilio:</text:p>
      <text:p text:style-name="P2">Fecha de realización: Octubre 2007</text:p>
      <text:p text:style-name="P5">Horas lectivas: 30 h.</text:p>
      <text:p text:style-name="P5"/>
      <text:p text:style-name="P4">Cursos relacionados con Salud Mental:</text:p>
      <text:p text:style-name="P2">Atención de Enfermería en los Trastornos de la Ansiedad:</text:p>
      <text:p text:style-name="P2">Fecha de realización: Mayo 2010</text:p>
      <text:p text:style-name="P2">Horas lectivas: 30 h.</text:p>
      <text:p text:style-name="P2">Atención de Enfermería en los Trastornos de la Conducta Alimentaria:</text:p>
      <text:p text:style-name="P2">Fecha de realización: Abril 2010</text:p>
      <text:p text:style-name="P2">Horas lectivas: 30 h.</text:p>
      <text:p text:style-name="P2">Cuidados de Enfermería en la Urgencia de Salud Mental:</text:p>
      <text:p text:style-name="P2">Fecha de realización: Marzo 2010</text:p>
      <text:p text:style-name="P2">Horas lectivas: 30 h.</text:p>
      <text:p text:style-name="P2">Valoración y Cuidados de Enfermería a personas con Problemas de Salud Mental: Alzheimer y otras Demencias:</text:p>
      <text:p text:style-name="P2">Fecha de realización: Octubre 2008</text:p>
      <text:p text:style-name="P2">Horas lectivas: 40 h.</text:p>
      <text:p text:style-name="P2">Salud Mental: un enfoque integral:</text:p>
      <text:p text:style-name="P2">Fecha de realización: Mayo 1998</text:p>
      <text:p text:style-name="P2">Horas lectivas: 260 h.</text:p>
      <text:p text:style-name="P2"/>
      <text:p text:style-name="P4">Otros:</text:p>
      <text:p text:style-name="P5">Cuidados enfermeros en las principales lesiones musculo-esqueléticas y sus complicaciones:</text:p>
      <text:p text:style-name="P2">Fecha de realización: Octubre 2010</text:p>
      <text:p text:style-name="P5">Horas lectivas: 30 h.</text:p>
      <text:p text:style-name="P5">Taller teórico-práctico de Quiromasaje:</text:p>
      <text:p text:style-name="P2">Fecha de realización: Mayo 2010</text:p>
      <text:p text:style-name="P5">Horas lectivas: 10 h.</text:p>
      <text:p text:style-name="P5">Enfermería Laboral (I): </text:p>
      <text:p text:style-name="P2">Fecha de realización: Junio 2004</text:p>
      <text:p text:style-name="P5">Horas lectivas: 100 h.</text:p>
      <text:p text:style-name="P5">Enfermería Laboral (II):</text:p>
      <text:p text:style-name="P5">Fecha de realización: Junio 2004</text:p>
      <text:p text:style-name="P5">Horas lectivas: 100 h.</text:p>
      <text:p text:style-name="P5"/>
      <text:p text:style-name="P5">Drogadicción y SIDA:</text:p>
      <text:p text:style-name="P2">Fecha de realización: Junio 1998</text:p>
      <text:p text:style-name="P5">Horas lectivas: 185 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3-17T17:42:00Z</meta:creation-date>
    <dc:date>2013-05-16T16:51:38.98</dc:date>
    <meta:editing-cycles>13</meta:editing-cycles>
    <meta:editing-duration>PT12H06M10S</meta:editing-duration>
    <meta:document-statistic meta:table-count="0" meta:image-count="0" meta:object-count="0" meta:page-count="12" meta:paragraph-count="574" meta:word-count="2969" meta:character-count="20086"/>
    <meta:template xlink:type="simple" xlink:actuate="onRequest" xlink:title="" xlink:href="Normal.dotm"/>
  </office:meta>
</office:document-meta>
</file>